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" style:parent-style-name="Normální" style:family="paragraph">
      <style:text-properties fo:font-weight="bold" style:font-weight-asian="bold"/>
    </style:style>
    <style:style style:name="P16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14/2020<text:bookmark-end text:name="Text14"/></text:p>
            <text:p text:style-name="Normální">KVOP-7513/2020<text:bookmark-end text:name="Text2"/></text:p>
            <text:p text:style-name="Normální"><text:bookmark-start text:name="Text6"/>17. 02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. G.</text:p>
            <text:p text:style-name="Normální"/>
            <text:p text:style-name="Normální"/>
            <text:p text:style-name="Normální"/>
            <text:p text:style-name="P15">ID DS:</text:p>
            <text:p text:style-name="Normální"/>
            <text:p text:style-name="Normální"/>
          </table:table-cell>
        </table:table-row>
      </table:table>
      <text:h text:style-name="Nadpis1" text:outline-level="1">Sdělení<text:s/>o poskytnutí informace</text:h>
      <text:p text:style-name="Základnítext">Vážený pane G.,</text:p>
      <text:p text:style-name="Základnítext">dne 4. února 2020 byla do Kanceláře veřejného ochránce práv doručena Vaše žádost podle zákona č. 106/1999 Sb., o svobodném přístupu k informacím, ve znění pozdějších předpisů, kterou žádáte o následující informaci:</text:p>
      <text:p text:style-name="Základnítext"><text:span text:style-name="Silné">Kdo byl v rámci struktury Kanceláře veřejného ochránce práv zodpovědný za vyjednávání participace na projektu We are fair, číslo projektu 777228, financovaného z programu Evropské unie Práva, rovnost a občanství (2014–2020) či případně, kdo participaci<text:s/></text:span><text:span text:style-name="Silné">na tomto projektu schválil mimo veřejnou ochránkyni práv.</text:span></text:p>
      <text:p text:style-name="Základnítext">Ve smyslu zákona o svobodném přístupu k informacím,<text:s/><text:span text:style-name="Silné">se poskytuje níže uvedená informace</text:span>:</text:p>
      <text:p text:style-name="Základnítext">V prosinci roku 2016 předseda spolku Prague Pride Czeslaw Walek kontaktoval bývalého vedoucího odboru rovného<text:s/>zacházení Kanceláře veřejného ochránce práv Petra Poláka s nabídkou spolupráce na realizaci projektu.</text:p>
      <text:p text:style-name="Základnítext">V období leden až březen 2017 bývalý vedoucí odboru komunikoval o konkrétní formě zapojení Kanceláře veřejného ochránce práv do připravovaného projektu s předsedou spolku a veřejnou ochránkyní práv Annou Šabatovou.</text:p>
      <text:p text:style-name="Základnítext">Na základě interní diskuse a při zohlednění antidiskriminační působnosti ochránce (§ 1 odst. 5 a § 21b zákona č. 349/1999 Sb., o veřejném ochránci práv, ve znění pozdějších předpisů) vyslovila ochránkyně s výsledným návrhem projektu souhlas.</text:p>
      <text:p text:style-name="Základnítext">S pozdravem</text:p>
      <text:p text:style-name="P16"/>
      <text:p text:style-name="podpis">JUDr. Pavel Pořízek, Ph.D. v. r.</text:p>
      <text:p text:style-name="podpis">vedoucí Kanceláře veřejného ochránce práv</text:p>
      <text:p text:style-name="podpis">(dopis je opatřen elektronickým podpisem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1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/text:p>
        <text:p text:style-name="P11"/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Kubikova</dc:creator>
    <meta:creation-date>2020-03-26T12:20:00Z</meta:creation-date>
    <dc:date>2020-03-30T09:19:00Z</dc:date>
    <meta:print-date>2016-06-27T08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1" meta:paragraph-count="3" meta:word-count="229" meta:character-count="1580" meta:row-count="11" meta:non-whitespace-character-count="1354"/>
  </office:meta>
</office:document-meta>
</file>